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es" style:family="table" style:master-page-name="">
      <style:table-properties style:width="9.948cm" fo:margin-left="6.997cm" fo:margin-right="0.053cm" style:page-number="0" table:align="margins" style:writing-mode="lr-tb"/>
    </style:style>
    <style:style style:name="Versiones.A" style:family="table-column">
      <style:table-column-properties style:column-width="1.572cm" style:rel-column-width="10356*"/>
    </style:style>
    <style:style style:name="Versiones.B" style:family="table-column">
      <style:table-column-properties style:column-width="8.377cm" style:rel-column-width="55179*"/>
    </style:style>
    <style:style style:name="Versiones.A1" style:family="table-cell">
      <style:table-cell-properties fo:padding="0.097cm" fo:border-left="0.002cm solid #000000" fo:border-right="none" fo:border-top="0.002cm solid #000000" fo:border-bottom="0.002cm solid #000000"/>
    </style:style>
    <style:style style:name="Versiones.B1" style:family="table-cell">
      <style:table-cell-properties fo:padding="0.097cm" fo:border="0.002cm solid #000000"/>
    </style:style>
    <style:style style:name="Versiones.A2" style:family="table-cell">
      <style:table-cell-properties fo:padding="0.097cm" fo:border-left="0.002cm solid #000000" fo:border-right="none" fo:border-top="none" fo:border-bottom="0.002cm solid #000000"/>
    </style:style>
    <style:style style:name="Versiones.B2" style:family="table-cell">
      <style:table-cell-properties fo:padding="0.097cm" fo:border-left="0.002cm solid #000000" fo:border-right="0.002cm solid #000000" fo:border-top="none" fo:border-bottom="0.002cm solid #000000"/>
    </style:style>
    <style:style style:name="Versiones.A4" style:family="table-cell">
      <style:table-cell-properties style:vertical-align="top" fo:padding="0.097cm" fo:border-left="0.002cm solid #000000" fo:border-right="none" fo:border-top="none" fo:border-bottom="0.002cm solid #000000"/>
    </style:style>
    <style:style style:name="Modelos" style:family="table">
      <style:table-properties style:width="16.999cm" table:align="margins" style:writing-mode="lr-tb"/>
    </style:style>
    <style:style style:name="Modelos.A" style:family="table-column">
      <style:table-column-properties style:column-width="2.833cm" style:rel-column-width="10922*"/>
    </style:style>
    <style:style style:name="Modelos.F" style:family="table-column">
      <style:table-column-properties style:column-width="2.835cm" style:rel-column-width="10925*"/>
    </style:style>
    <style:style style:name="Modelos.A1" style:family="table-cell">
      <style:table-cell-properties fo:padding="0.097cm" fo:border-left="0.002cm solid #000000" fo:border-right="none" fo:border-top="0.002cm solid #000000" fo:border-bottom="0.002cm solid #000000"/>
    </style:style>
    <style:style style:name="Modelos.F1" style:family="table-cell">
      <style:table-cell-properties fo:padding="0.097cm" fo:border="0.002cm solid #000000"/>
    </style:style>
    <style:style style:name="Modelos.A2" style:family="table-cell">
      <style:table-cell-properties fo:padding="0.097cm" fo:border-left="0.002cm solid #000000" fo:border-right="none" fo:border-top="none" fo:border-bottom="0.002cm solid #000000"/>
    </style:style>
    <style:style style:name="Modelos.F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text-properties fo:color="#333333"/>
    </style:style>
    <style:style style:name="P2" style:family="paragraph" style:parent-style-name="Header">
      <style:paragraph-properties fo:text-align="center" style:justify-single-word="false"/>
      <style:text-properties fo:color="#333333" fo:font-size="12pt" fo:language="es" fo:country="ES" style:font-name-asian="Arial" style:font-size-asian="12pt" style:language-asian="es" style:country-asian="ES" style:font-name-complex="Lucidasans" style:font-size-complex="12pt" style:language-complex="es" style:country-complex="ES"/>
    </style:style>
    <style:style style:name="P3" style:family="paragraph" style:parent-style-name="Footer">
      <style:text-properties fo:color="#333333"/>
    </style:style>
    <style:style style:name="P4" style:family="paragraph" style:parent-style-name="Título_20_general">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5" style:family="paragraph" style:parent-style-name="Text_20_body">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6"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7" style:family="paragraph" style:parent-style-name="Subtítulo_20_general">
      <style:text-properties style:use-window-font-color="true"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es" style:country-complex="ES" style:font-style-complex="italic" style:font-weight-complex="bold"/>
    </style:style>
    <style:style style:name="P8" style:family="paragraph" style:parent-style-name="Curso">
      <style:text-properties style:use-window-font-color="true" fo:font-size="14pt" fo:language="es" fo:country="ES" fo:font-style="italic" style:font-name-asian="Arial" style:font-size-asian="14pt" style:language-asian="es" style:country-asian="ES" style:font-style-asian="italic" style:font-name-complex="Times New Roman" style:font-size-complex="14pt" style:language-complex="es" style:country-complex="ES" style:font-weight-complex="bold"/>
    </style:style>
    <style:style style:name="P9" style:family="paragraph" style:parent-style-name="Table_20_Contents">
      <style:paragraph-properties fo:text-align="justify" style:justify-single-word="false" fo:background-color="transparent" style:shadow="none">
        <style:background-image/>
      </style:paragraph-properties>
    </style:style>
    <style:style style:name="P10" style:family="paragraph" style:parent-style-name="Table_20_Contents">
      <style:paragraph-properties fo:text-align="start" style:justify-single-word="false" fo:background-color="transparent" style:shadow="none">
        <style:background-image/>
      </style:paragraph-properties>
    </style:style>
    <style:style style:name="P11" style:family="paragraph" style:parent-style-name="Table_20_Contents">
      <style:paragraph-properties fo:text-align="justify" style:justify-single-word="false"/>
    </style:style>
    <style:style style:name="P12"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3" style:family="paragraph" style:parent-style-name="WW-Encabezado_20_del_20_índice">
      <style:paragraph-properties fo:margin-top="0.423cm" fo:margin-bottom="0.212cm"/>
    </style:style>
    <style:style style:name="P14" style:family="paragraph" style:parent-style-name="Heading_20_1">
      <style:paragraph-properties fo:break-before="page"/>
    </style:style>
    <style:style style:name="P15"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6" style:family="paragraph" style:parent-style-name="Table_20_Contents">
      <style:paragraph-properties fo:text-align="justify" style:justify-single-word="false"/>
    </style:style>
    <style:style style:name="P17" style:family="paragraph" style:parent-style-name="Table_20_Contents">
      <style:paragraph-properties fo:text-align="justify" style:justify-single-word="false" fo:background-color="transparent" style:shadow="none">
        <style:background-image/>
      </style:paragraph-properties>
    </style:style>
    <style:style style:name="P18" style:family="paragraph" style:parent-style-name="Contents_20_1">
      <style:paragraph-properties>
        <style:tab-stops>
          <style:tab-stop style:position="16.999cm" style:type="right" style:leader-style="dotted" style:leader-text="."/>
        </style:tab-stops>
      </style:paragraph-properties>
    </style:style>
    <style:style style:name="P19" style:family="paragraph" style:parent-style-name="Título_20_general" style:master-page-name="Standard">
      <style:paragraph-properties style:page-number="auto"/>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T1" style:family="text">
      <style:text-properties fo:font-size="12pt"/>
    </style:style>
    <style:style style:name="T2" style:family="text">
      <style:text-properties fo:font-size="12pt" fo:language="es" fo:country="ES" style:font-name-asian="Arial" style:font-size-asian="12pt" style:language-asian="es" style:country-asian="ES" style:font-name-complex="Lucidasans" style:font-size-complex="12pt" style:language-complex="es" style:country-complex="ES"/>
    </style:style>
    <style:style style:name="T3" style:family="text">
      <style:text-properties style:use-window-font-color="true"/>
    </style:style>
    <style:style style:name="T4" style:family="text">
      <style:text-properties style:font-name="Times New Roman"/>
    </style:style>
    <style:style style:name="T5" style:family="text">
      <style:text-properties fo:font-style="normal" style:text-underline-style="solid" style:text-underline-width="auto" style:text-underline-color="font-color" style:font-style-asian="normal" style:font-style-complex="normal"/>
    </style:style>
    <style:style style:name="T6" style:family="text">
      <style:text-properties style:text-underline-style="solid" style:text-underline-width="auto" style:text-underline-color="font-color"/>
    </style:style>
    <style:style style:name="T7" style:family="text">
      <style:text-properties fo:language="es" fo:country="ES"/>
    </style:style>
    <style:style style:name="T8" style:family="text">
      <style:text-properties style:font-name-asian="Arial"/>
    </style:style>
    <style:style style:name="T9" style:family="text">
      <style:text-properties style:font-size-asian="12pt"/>
    </style:style>
    <style:style style:name="T10" style:family="text">
      <style:text-properties style:language-asian="es" style:country-asian="ES"/>
    </style:style>
    <style:style style:name="T11" style:family="text">
      <style:text-properties style:font-name-complex="Lucidasans"/>
    </style:style>
    <style:style style:name="T12" style:family="text">
      <style:text-properties style:font-size-complex="12pt"/>
    </style:style>
    <style:style style:name="T13" style:family="text">
      <style:text-properties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4"/>
      <text:p text:style-name="P4"/>
      <text:p text:style-name="P4"/>
      <text:p text:style-name="P5"/>
      <text:p text:style-name="P5"/>
      <text:p text:style-name="P4"/>
      <text:p text:style-name="P4"/>
      <text:p text:style-name="P4"/>
      <text:p text:style-name="P4"/>
      <text:p text:style-name="P4"/>
      <text:p text:style-name="P4"/>
      <text:p text:style-name="P4"/>
      <text:p text:style-name="P4"/>
      <text:p text:style-name="P4"/>
      <text:p text:style-name="P4"><text:title>Retirada de baterías</text:title></text:p>
      <text:p text:style-name="P7"><text:subject>Traducción de Textos</text:subject></text:p>
      <text:p text:style-name="P8">Curso 2007/2008</text:p>
      <text:p text:style-name="P6"/>
      <text:p text:style-name="P6"/>
      <text:p text:style-name="P6"/>
      <text:p text:style-name="P6"/>
      <text:p text:style-name="P6"/>
      <text:p text:style-name="P6"/>
      <text:p text:style-name="P6"/>
      <text:p text:style-name="P6"/>
      <table:table table:name="Versiones" table:style-name="Versiones">
        <table:table-column table:style-name="Versiones.A"/>
        <table:table-column table:style-name="Versiones.B"/>
        <table:table-row>
          <table:table-cell table:style-name="Versiones.A1" office:value-type="string">
            <text:p text:style-name="P9">Versión</text:p>
          </table:table-cell>
          <table:table-cell table:style-name="Versiones.B1" office:value-type="string">
            <text:p text:style-name="P11">Cambio</text:p>
          </table:table-cell>
        </table:table-row>
        <table:table-row>
          <table:table-cell table:style-name="Versiones.A2" office:value-type="string">
            <text:p text:style-name="P9"><text:user-defined text:name="Versión">1.4RC</text:user-defined></text:p>
          </table:table-cell>
          <table:table-cell table:style-name="Versiones.B2" office:value-type="string">
            <text:p text:style-name="P11">Versión final del texto</text:p>
          </table:table-cell>
        </table:table-row>
        <table:table-row>
          <table:table-cell table:style-name="Versiones.A2" office:value-type="string">
            <text:p text:style-name="P9">1.3</text:p>
          </table:table-cell>
          <table:table-cell table:style-name="Versiones.B2" office:value-type="string">
            <text:p text:style-name="P11">Revisión del texto (falta introducir las fechas)</text:p>
          </table:table-cell>
        </table:table-row>
        <table:table-row>
          <table:table-cell table:style-name="Versiones.A4" office:value-type="string">
            <text:p text:style-name="P10">1.2</text:p>
          </table:table-cell>
          <table:table-cell table:style-name="Versiones.B2" office:value-type="string">
            <text:p text:style-name="P11">Traduciendo el duodécimo párrafo</text:p>
          </table:table-cell>
        </table:table-row>
      </table:table>
      <text:p text:style-name="P6"/>
      <text:p text:style-name="P12">Autor:</text:p>
      <text:p text:style-name="P12"><text:user-defined text:name="Autor">Rubén Paje del Pino</text:user-defined></text:p>
      <text:p text:style-name="P12">i010328</text:p>
      <text:table-of-content text:style-name="Sect3"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Índice de contenido1_Head">
            <text:p text:style-name="Contents_20_Heading"><text:soft-page-break/>Índice de contenido</text:p>
          </text:index-title>
          <text:p text:style-name="P18">1 Primer párrafo (última revisión 22-X-07)<text:tab/>3</text:p>
          <text:p text:style-name="P18">2 Segundo párrafo (última revisión 22-X-07)<text:tab/>3</text:p>
          <text:p text:style-name="P18">3 Tercer párrafo (última revisión 22-X-07)<text:tab/>3</text:p>
          <text:p text:style-name="P18">4 Cuarto párrafo (última revisión 22-X-07)<text:tab/>3</text:p>
          <text:p text:style-name="P18">5 Quinto párrafo (última revisión 22-X-07)<text:tab/>3</text:p>
          <text:p text:style-name="P18">6 Sexto párrafo (última revisión 22-X-07)<text:tab/>3</text:p>
          <text:p text:style-name="P18">7 Séptimo párrafo (última revisión 22-X-07)<text:tab/>4</text:p>
          <text:p text:style-name="P18">8 Octavo párrafo (última revisión 22-X-07)<text:tab/>4</text:p>
          <text:p text:style-name="P18">9 Noveno párrafo (última revisión 22-X-07)<text:tab/>4</text:p>
          <text:p text:style-name="P18">10 Décimo párrafo (última revisión 22-X-07)<text:tab/>5</text:p>
          <text:p text:style-name="P18">11 Undécimo párrafo (última revisión 22-X-07)<text:tab/>5</text:p>
          <text:p text:style-name="P18">12 Duodécimo párrafo (última revisión 22-X-07)<text:tab/>5</text:p>
        </text:index-body>
      </text:table-of-content>
      <text:p text:style-name="P13"/>
      <text:section text:style-name="Sect4" text:name="Área2">
        <text:h text:style-name="P14" text:outline-level="1">1 Primer párrafo (última revisión 22-X-07)</text:h>
        <text:p text:style-name="P6">Estimado cliente de Dell</text:p>
        <text:p text:style-name="P6">Dell ha detectado un posible problema relativo a algunas baterías incluida en las siguientes gamas de portátiles de Dell: Latitude<text:span text:style-name="T4">™</text:span>, Inspiron<text:span text:style-name="T4">™</text:span>, XPS<text:span text:style-name="T4">™</text:span> y Precision Mobile Workstation<text:span text:style-name="T4">™. Siguiendo con la normativa de la comisión por la seguridad de productos consumibles de EE.UU. y otros organismos reguladores, Dell tiene el objetivo de retirar voluntariamente algunas baterías hechas por Dell con células producidas por Sony y ofrece recambios de esas baterías sin coste alguno. En esas condiciones excepcionales es posible que esas baterías se calienten en exceso, lo que supone un riesgo de incendio.</text:span></text:p>
        <text:p text:style-name="P6"/>
        <text:h text:style-name="Heading_20_1" text:outline-level="1">2 Segundo párrafo (última revisión 22-X-07)</text:h>
        <text:p text:style-name="P6">Las baterías que podrían estar afectadas se han vendido como baterías de repuesto o bien incluídas en los modelos de portátiles Dell:</text:p>
        <text:p text:style-name="P6">· Latitude: D410, D500, D505, D510, D520, D600, D610, D620, D800, D810.</text:p>
        <text:p text:style-name="P6">· Inspiron: 500M, 510M, 600M, 700M, 710M, 6000, 6400, 8500, 8600, 9100, 9200, 9300, 9400, E1505, E1705.</text:p>
        <text:p text:style-name="P6">· Precision: M20, M60, M70, M90.</text:p>
        <text:p text:style-name="P6">· XPS: XPS, XPS Gen2, XPS M170, XPS M1710.</text:p>
        <text:p text:style-name="P6"/>
        <text:h text:style-name="Heading_20_1" text:outline-level="1">3 Tercer párrafo (última revisión 22-X-07)</text:h>
        <text:p text:style-name="P6">Además estas baterías podrían haber sido suministradas por el servicio técnico. Las baterías se enviaron a los usuarios entre el 21 de abril de 2004 hasta el 18 de julio de 2006. Las palabras “DELL” y “Made in Japan” o “Made in China” o “Battery <text:s/>cell made in Japan, Assembled in China” o “Assembled in Taiwan” aparecen en la parte posterior de las baterías.</text:p>
        <text:p text:style-name="P6"/>
        <text:h text:style-name="Heading_20_1" text:outline-level="1">4 Cuarto párrafo (última revisión 22-X-07)</text:h>
        <text:p text:style-name="P6">Para detectar si su batería está afectada siga los pasos siguientes</text:p>
        <text:p text:style-name="P6"/>
        <text:h text:style-name="Heading_20_1" text:outline-level="1">5 Quinto párrafo (última revisión 22-X-07)</text:h>
        <text:p text:style-name="P6">1. Compruebe si su modelo de batería se encuentra en la lista de modelos afectados, sino aprece no tiene porque preocuparse.</text:p>
        <text:p text:style-name="P6"/>
        <text:h text:style-name="Heading_20_1" text:outline-level="1">6 Sexto párrafo (última revisión 22-X-07)</text:h>
        <text:p text:style-name="P6">2. Compruebe si el PPID de su batería (Dell Part Piece Identification) está afectada, este paso <text:soft-page-break/>es necesario para identificar si debiera ser cambiada. Sólo algunas baterías dentro de cada modelo tienen este problema. Si es su caso entonces usted podrá conectarse a una página con un formulario para ordenar su retirada.</text:p>
        <text:p text:style-name="P6"/>
        <text:h text:style-name="Heading_20_1" text:outline-level="1">7 Séptimo párrafo (última revisión 22-X-07)</text:h>
        <text:p text:style-name="P6">Paso 1: ¿Está afectada su batería?</text:p>
        <text:p text:style-name="P6">Sólo los siguientes modelos de baterías solo a los que va dirigida este proceso de retirada:</text:p>
        <table:table table:name="Modelos" table:style-name="Modelos">
          <table:table-column table:style-name="Modelos.A" table:number-columns-repeated="5"/>
          <table:table-column table:style-name="Modelos.F"/>
          <table:table-row>
            <table:table-cell table:style-name="Modelos.A1" office:value-type="string">
              <text:p text:style-name="Table_20_Contents">1K055</text:p>
            </table:table-cell>
            <table:table-cell table:style-name="Modelos.A1" office:value-type="string">
              <text:p text:style-name="Table_20_Contents">C5446</text:p>
            </table:table-cell>
            <table:table-cell table:style-name="Modelos.A1" office:value-type="string">
              <text:p text:style-name="Table_20_Contents">F2100</text:p>
            </table:table-cell>
            <table:table-cell table:style-name="Modelos.A1" office:value-type="string">
              <text:p text:style-name="Table_20_Contents">KD494</text:p>
            </table:table-cell>
            <table:table-cell table:style-name="Modelos.A1" office:value-type="string">
              <text:p text:style-name="Table_20_Contents">W5915</text:p>
            </table:table-cell>
            <table:table-cell table:style-name="Modelos.F1" office:value-type="string">
              <text:p text:style-name="Table_20_Contents">Y1333</text:p>
            </table:table-cell>
          </table:table-row>
          <table:table-row>
            <table:table-cell table:style-name="Modelos.A2" office:value-type="string">
              <text:p text:style-name="Table_20_Contents">3K590</text:p>
            </table:table-cell>
            <table:table-cell table:style-name="Modelos.A2" office:value-type="string">
              <text:p text:style-name="Table_20_Contents">C6269</text:p>
            </table:table-cell>
            <table:table-cell table:style-name="Modelos.A2" office:value-type="string">
              <text:p text:style-name="Table_20_Contents">F5132</text:p>
            </table:table-cell>
            <table:table-cell table:style-name="Modelos.A2" office:value-type="string">
              <text:p text:style-name="Table_20_Contents">OR331</text:p>
            </table:table-cell>
            <table:table-cell table:style-name="Modelos.A2" office:value-type="string">
              <text:p text:style-name="Table_20_Contents">X5308</text:p>
            </table:table-cell>
            <table:table-cell table:style-name="Modelos.F2" office:value-type="string">
              <text:p text:style-name="Table_20_Contents">Y4500</text:p>
            </table:table-cell>
          </table:table-row>
          <table:table-row>
            <table:table-cell table:style-name="Modelos.A2" office:value-type="string">
              <text:p text:style-name="Table_20_Contents">5P474</text:p>
            </table:table-cell>
            <table:table-cell table:style-name="Modelos.A2" office:value-type="string">
              <text:p text:style-name="Table_20_Contents">C6270</text:p>
            </table:table-cell>
            <table:table-cell table:style-name="Modelos.A2" office:value-type="string">
              <text:p text:style-name="Table_20_Contents">GD785</text:p>
            </table:table-cell>
            <table:table-cell table:style-name="Modelos.A2" office:value-type="string">
              <text:p text:style-name="Table_20_Contents">M3006</text:p>
            </table:table-cell>
            <table:table-cell table:style-name="Modelos.A2" office:value-type="string">
              <text:p text:style-name="Table_20_Contents">X5329</text:p>
            </table:table-cell>
            <table:table-cell table:style-name="Modelos.F2" office:value-type="string">
              <text:p text:style-name="Table_20_Contents">Y5466</text:p>
            </table:table-cell>
          </table:table-row>
          <table:table-row>
            <table:table-cell table:style-name="Modelos.A2" office:value-type="string">
              <text:p text:style-name="Table_20_Contents">6P922</text:p>
            </table:table-cell>
            <table:table-cell table:style-name="Modelos.A2" office:value-type="string">
              <text:p text:style-name="Table_20_Contents">D2961</text:p>
            </table:table-cell>
            <table:table-cell table:style-name="Modelos.A2" office:value-type="string">
              <text:p text:style-name="Table_20_Contents">H3191</text:p>
            </table:table-cell>
            <table:table-cell table:style-name="Modelos.A2" office:value-type="string">
              <text:p text:style-name="Table_20_Contents">RD857</text:p>
            </table:table-cell>
            <table:table-cell table:style-name="Modelos.A2" office:value-type="string">
              <text:p text:style-name="Table_20_Contents">X5332</text:p>
            </table:table-cell>
            <table:table-cell table:style-name="Modelos.F2" office:value-type="string">
              <text:p text:style-name="Table_20_Contents"/>
            </table:table-cell>
          </table:table-row>
          <table:table-row>
            <table:table-cell table:style-name="Modelos.A2" office:value-type="string">
              <text:p text:style-name="Table_20_Contents">C2603</text:p>
            </table:table-cell>
            <table:table-cell table:style-name="Modelos.A2" office:value-type="string">
              <text:p text:style-name="Table_20_Contents">D5555</text:p>
            </table:table-cell>
            <table:table-cell table:style-name="Modelos.A2" office:value-type="string">
              <text:p text:style-name="Table_20_Contents">J1524</text:p>
            </table:table-cell>
            <table:table-cell table:style-name="Modelos.A2" office:value-type="string">
              <text:p text:style-name="Table_20_Contents">TD349</text:p>
            </table:table-cell>
            <table:table-cell table:style-name="Modelos.A2" office:value-type="string">
              <text:p text:style-name="Table_20_Contents">X5333</text:p>
            </table:table-cell>
            <table:table-cell table:style-name="Modelos.F2" office:value-type="string">
              <text:p text:style-name="Table_20_Contents"/>
            </table:table-cell>
          </table:table-row>
          <table:table-row>
            <table:table-cell table:style-name="Modelos.A2" office:value-type="string">
              <text:p text:style-name="Table_20_Contents">C5339</text:p>
            </table:table-cell>
            <table:table-cell table:style-name="Modelos.A2" office:value-type="string">
              <text:p text:style-name="Table_20_Contents">D6024</text:p>
            </table:table-cell>
            <table:table-cell table:style-name="Modelos.A2" office:value-type="string">
              <text:p text:style-name="Table_20_Contents">JD616</text:p>
            </table:table-cell>
            <table:table-cell table:style-name="Modelos.A2" office:value-type="string">
              <text:p text:style-name="Table_20_Contents">U5867</text:p>
            </table:table-cell>
            <table:table-cell table:style-name="Modelos.A2" office:value-type="string">
              <text:p text:style-name="Table_20_Contents">X5875</text:p>
            </table:table-cell>
            <table:table-cell table:style-name="Modelos.F2" office:value-type="string">
              <text:p text:style-name="Table_20_Contents"/>
            </table:table-cell>
          </table:table-row>
          <table:table-row>
            <table:table-cell table:style-name="Modelos.A2" office:value-type="string">
              <text:p text:style-name="Table_20_Contents">C5340</text:p>
            </table:table-cell>
            <table:table-cell table:style-name="Modelos.A2" office:value-type="string">
              <text:p text:style-name="Table_20_Contents">D6025</text:p>
            </table:table-cell>
            <table:table-cell table:style-name="Modelos.A2" office:value-type="string">
              <text:p text:style-name="Table_20_Contents">JD617</text:p>
            </table:table-cell>
            <table:table-cell table:style-name="Modelos.A2" office:value-type="string">
              <text:p text:style-name="Table_20_Contents">U5882</text:p>
            </table:table-cell>
            <table:table-cell table:style-name="Modelos.A2" office:value-type="string">
              <text:p text:style-name="Table_20_Contents">X5877</text:p>
            </table:table-cell>
            <table:table-cell table:style-name="Modelos.F2" office:value-type="string">
              <text:p text:style-name="Table_20_Contents"/>
            </table:table-cell>
          </table:table-row>
        </table:table>
        <text:p text:style-name="P6"/>
        <text:p text:style-name="P6">Esta parte de los números están impresos en el reverso de las baterías tal y como se muestra en la ilustración siguiente:</text:p>
        <text:p text:style-name="P6">IIIIIIIIIIIIIIIIIIIIIIIIIIIIIIIIIIIIII</text:p>
        <text:p text:style-name="P6">JP-3<text:span text:style-name="T5">F5132</text:span>-XXXX-XXX-0123</text:p>
        <text:p text:style-name="P6">IIIIIIIIIIIII <text:s text:c="9"/>Made in Japan</text:p>
        <text:p text:style-name="P6">REV-AOE</text:p>
        <text:p text:style-name="P6"/>
        <text:h text:style-name="Heading_20_1" text:outline-level="1">8 Octavo párrafo (última revisión 22-X-07)</text:h>
        <text:p text:style-name="P6">Paso 2: ¿Presenta su batería en concreto este problema?</text:p>
        <text:p text:style-name="P6">Para determinar si su batería se encontrase afectada por este posible problema, debería <text:span text:style-name="T6">pinchar aquí</text:span>. El sitio web le redirigirá para que encuentre e introduzca el número de identificación de la parte posterior de su batería para determinar si su batería presenta este posible problema. En caso de que su batería tuviera que ser reemplazada usted será automáticamente redirigido al formulario para solicitar la devolución de la batería. Así mismo Dell le facilitará los medios para que pueda devolver la batería que pudiera sufrir este pequeño defecto.</text:p>
        <text:p text:style-name="P6"/>
        <text:h text:style-name="Heading_20_1" text:outline-level="1">9 Noveno párrafo (última revisión 22-X-07)</text:h>
        <text:p text:style-name="P6">Por favor recuerde que sólo las baterías anteriormente descritas serán recogidas las baterías y no a los ordenadores portátiles.</text:p>
        <text:p text:style-name="P6"/>
        <text:h text:style-name="Heading_20_1" text:outline-level="1"><text:soft-page-break/>10 Décimo párrafo (última revisión 22-X-07)</text:h>
        <text:p text:style-name="P6">Las baterías que precisen ser recogidas no deben ser utilizadas mientras espere una batería de repuesto de Dell. Puede seguir usando el portátil usando el adaptador a la corriente alterna que venía con el ordenador.</text:p>
        <text:p text:style-name="P6"/>
        <text:h text:style-name="Heading_20_1" text:outline-level="1">11 Undécimo párrafo (última revisión 22-X-07)</text:h>
        <text:p text:style-name="P6">Dell se disculpa por los inconvenientes que pudiera causar este proceso. La calidad de los productos ha sido y continua siendo la máxima de Dell. Como siempre, si se tiene cualquier duda o preocupación sobre este o cualquier otro asunto, puede ponerse en contacto con nosotros.</text:p>
        <text:p text:style-name="P6"/>
        <text:h text:style-name="Heading_20_1" text:outline-level="1">12 Duodécimo párrafo (última revisión 22-X-07)</text:h>
        <text:p text:style-name="P6">Pulse aquí para conocer donde se encuentra el soporte Dell para su país.</text:p>
        <text:p text:style-name="P6">Introducir el número PPID de la batería</text:p>
        <text:p text:style-name="P6">Para información adicional se puede disponer de los siguientes enlaces:</text:p>
        <text:p text:style-name="P6">¿Cómo identificar si su batería es objetivo de esta campaña?</text:p>
        <text:p text:style-name="P6">Estado de la orden de EE.UU.</text:p>
        <text:p text:style-name="P6">Derecho de copia 1999-2006</text:p>
        <text:p text:style-name="Text_20_body">Términos legales de este sitio web | Términos y condiciones de ventas | Política del soporte técnico | Política de privacidad | Sobre Dell | Ponerse en contacto con nosotro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ES" style:font-name-asian="Arial" style:font-size-asian="12pt" style:language-asian="es" style:country-asian="ES" style:font-name-complex="Lucidasans" style:font-size-complex="12pt" style:language-complex="es" style:country-complex="ES"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Encabezado1" style:next-style-name="Text_20_body" style:class="text" style:default-outline-level="1">
      <style:paragraph-properties fo:margin-left="0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class="text" style:default-outline-level="2">
      <style:paragraph-properties fo:margin-left="0cm" fo:margin-right="0cm" fo:text-align="justify" style:justify-single-word="false" fo:text-indent="0cm" style:auto-text-indent="false"/>
      <style:text-properties style:use-window-font-color="true" fo:font-size="12pt" fo:language="es" fo:country="ES" fo:font-style="italic" fo:font-weight="bold" style:font-name-asian="Arial" style:font-size-asian="12pt" style:language-asian="es" style:country-asian="ES" style:font-style-asian="italic" style:font-weight-asian="bold" style:font-name-complex="Lucidasans" style:font-size-complex="12pt" style:language-complex="es" style:country-complex="ES" style:font-style-complex="italic" style:font-weight-complex="bold"/>
    </style:style>
    <style:style style:name="Heading_20_3" style:display-name="Heading 3" style:family="paragraph" style:parent-style-name="Encabezado1" style:next-style-name="Text_20_body" style:class="text" style:default-outline-level="3">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fo:color="#333333"/>
    </style:style>
    <style:style style:name="Footer"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text-properties fo:color="#333333"/>
    </style:style>
    <style:style style:name="Footer_20_left" style:display-name="Footer lef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text-align="justify"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Índic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WW-Índice"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WW-Índice"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Lucidasans" style:font-size-complex="14pt"/>
    </style:style>
    <style:style style:name="WW-Etiquet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WW-Índice" style:family="paragraph" style:parent-style-name="Standard">
      <style:paragraph-properties text:number-lines="false" text:line-number="0"/>
      <style:text-properties style:font-name-complex="Lucidasans"/>
    </style:style>
    <style:style style:name="WW-Ilustración" style:family="paragraph" style:parent-style-name="WW-Etiqueta"/>
    <style:style style:name="WW-Encabezado_20_del_20_índice" style:display-name="WW-Encabezado del índice" style:family="paragraph" style:parent-style-name="Encabezad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general" style:display-name="Título general" style:family="paragraph" style:next-style-name="Text_20_body">
      <style:paragraph-properties fo:text-align="center" style:justify-single-word="false" fo:orphans="2" fo:widows="2" fo:hyphenation-ladder-count="no-limit"/>
      <style:text-properties style:use-window-font-color="true" style:font-name="Arial" fo:font-size="18pt" fo:language="es" fo:country="ES" fo:font-weight="bold" style:font-name-asian="Arial" style:font-size-asian="18pt" style:language-asian="es" style:country-asian="ES" style:font-weight-asian="bold" style:font-name-complex="Times New Roman" style:font-size-complex="16pt" style:language-complex="ar" style:country-complex="SA" style:font-weight-complex="bold" fo:hyphenate="false" fo:hyphenation-remain-char-count="2" fo:hyphenation-push-char-count="2"/>
    </style:style>
    <style:style style:name="Subtítulo_20_general" style:display-name="Subtítulo general" style:family="paragraph" style:next-style-name="Text_20_body">
      <style:paragraph-properties fo:text-align="center" style:justify-single-word="false" fo:orphans="2" fo:widows="2" fo:hyphenation-ladder-count="no-limit"/>
      <style:text-properties style:use-window-font-color="true" style:font-name="Arial"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ar" style:country-complex="SA" style:font-style-complex="italic" style:font-weight-complex="bold" fo:hyphenate="false" fo:hyphenation-remain-char-count="2" fo:hyphenation-push-char-count="2"/>
    </style:style>
    <style:style style:name="Curso" style:family="paragraph" style:next-style-name="Text_20_body">
      <style:paragraph-properties fo:text-align="center" style:justify-single-word="false" fo:orphans="2" fo:widows="2" fo:hyphenation-ladder-count="no-limit"/>
      <style:text-properties style:use-window-font-color="true" style:font-name="Arial" fo:font-size="14pt" fo:language="es" fo:country="ES" fo:font-style="italic" style:font-name-asian="Arial" style:font-size-asian="14pt" style:language-asian="es" style:country-asian="ES" style:font-style-asian="italic" style:font-name-complex="Times New Roman" style:font-size-complex="14pt" style:language-complex="ar" style:country-complex="SA" style:font-weight-complex="bold" fo:hyphenate="false" fo:hyphenation-remain-char-count="2" fo:hyphenation-push-char-count="2"/>
    </style:style>
    <style:style style:name="Autores" style:family="paragraph" style:parent-style-name="Text_20_body">
      <style:paragraph-properties fo:text-align="end" style:justify-single-word="false"/>
    </style:style>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Absatz-Standardschriftart" style:family="text"/>
    <style:style style:name="WW-Absatz-Standardschriftart" style:family="text"/>
    <style:style style:name="WW-Fuente_20_de_20_párrafo_20_predeter." style:display-name="WW-Fuente de párrafo predeter." style:family="text"/>
    <style:style style:name="WW-Absatz-Standardschriftart1" style:family="text"/>
    <style:style style:name="WW-Símbolo_20_de_20_nota_20_al_20_pie" style:display-name="WW-Símbolo de nota al pie" style:family="text"/>
    <style:style style:name="WW-Símbolo_20_de_20_nota_20_final" style:display-name="WW-Símbolo de nota fina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text-properties fo:color="#333333"/>
    </style:style>
    <style:style style:name="P2" style:family="paragraph" style:parent-style-name="Footer">
      <style:text-properties fo:color="#333333"/>
    </style:style>
    <style:style style:name="P3" style:family="paragraph" style:parent-style-name="Header">
      <style:paragraph-properties fo:text-align="center" style:justify-single-word="false"/>
      <style:text-properties fo:color="#333333" fo:font-size="12pt" fo:language="es" fo:country="ES" style:font-name-asian="Arial" style:font-size-asian="12pt" style:language-asian="es" style:country-asian="ES" style:font-name-complex="Lucidasans" style:font-size-complex="12pt" style:language-complex="es" style:country-complex="ES"/>
    </style:style>
    <style:style style:name="T1" style:family="text">
      <style:text-properties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page-layout style:name="pm1">
      <style:page-layout-properties fo:page-width="20.999cm" fo:page-height="29.699cm" style:num-format="1" style:print-orientation="portrait" fo:margin-top="2cm" fo:margin-bottom="2.397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layout-grid-base-width="0.706cm" style:layout-grid-snap-to-characters="true" style:layout-grid-square-mode="true" style:footnote-max-height="0cm">
        <style:background-image/>
        <style:footnote-sep style:width="0.018cm" style:distance-before-sep="0.101cm" style:distance-after-sep="0.101cm" style:adjustment="left" style:rel-width="25%" style:color="#000000"/>
      </style:page-layout-properties>
      <style:header-style>
        <style:header-footer-properties svg:height="0.601cm" fo:margin-left="0cm" fo:margin-right="0cm" fo:margin-bottom="0.87cm" fo:border="0.002cm solid #000000" fo:padding="0.049cm" style:shadow="none" style:dynamic-spacing="true"/>
      </style:header-style>
      <style:footer-style>
        <style:header-footer-properties svg:height="0.601cm" fo:margin-left="0cm" fo:margin-right="0cm" fo:margin-top="0.87cm" fo:border="0.002cm solid #000000" fo:padding="0.049cm" style:shadow="none" style:dynamic-spacing="true"/>
      </style:footer-style>
    </style:page-layout>
  </office:automatic-styles>
  <office:master-styles>
    <style:master-page style:name="Standard" style:page-layout-name="pm1">
      <style:header>
        <text:section text:style-name="Sect1" text:name="Área1">
          <text:p text:style-name="P1"><text:span text:style-name="T1">Título: </text:span><text:span text:style-name="T1"><text:title>Retirada de baterías</text:title></text:span></text:p>
          <text:p text:style-name="P1"><text:span text:style-name="T1">Tema: </text:span><text:span text:style-name="T1"><text:subject>Traducción de Textos</text:subject></text:span></text:p>
          <text:p text:style-name="P1"><text:span text:style-name="T1">Autor: </text:span><text:span text:style-name="T1"><text:user-defined text:name="Autor">Rubén Paje del Pino</text:user-defined></text:span></text:p>
        </text:section>
      </style:header>
      <style:footer>
        <text:section text:style-name="Sect2" text:name="Área3">
          <text:p text:style-name="P2"><text:span text:style-name="T1">Número de texto: </text:span><text:span text:style-name="T1"><text:user-defined text:name="Texto">3</text:user-defined></text:span></text:p>
          <text:p text:style-name="P3">Última rev:<text:user-defined text:name="Última Revisión">22-X-07</text:user-defined></text:p>
          <text:p text:style-name="P3">Versión: <text:user-defined text:name="Versión">1.4RC</text:user-defined></text:p>
          <text:p text:style-name="P2"><text:span text:style-name="T1">Página </text:span><text:span text:style-name="T1"><text:page-number style:num-format="1" text:select-page="current">5</text:page-number></text:span><text:span text:style-name="T1"> de </text:span><text:span text:style-name="T1"><text:page-count style:num-format="1">5</text:page-count></text:span></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Retirada de baterías</dc:title>
    <dc:description>Descripción de una campaña de retirada de baterías</dc:description>
    <dc:subject>Traducción de Textos</dc:subject>
    <dc:date>2007-12-17T21:23:07</dc:date>
    <meta:keyword>Retirada de baterías</meta:keyword>
    <meta:keyword>traducción de textos</meta:keyword>
    <meta:keyword>Rosario Plaza</meta:keyword>
    <meta:keyword>rplaza@fi.upm.es</meta:keyword>
    <meta:editing-cycles>59</meta:editing-cycles>
    <meta:editing-duration>PT45M33S</meta:editing-duration>
    <meta:user-defined meta:name="Autor">Rubén Paje del Pino</meta:user-defined>
    <meta:user-defined meta:name="Versión">1.4RC</meta:user-defined>
    <meta:user-defined meta:name="Texto">3</meta:user-defined>
    <meta:user-defined meta:name="Última Revisión">22-X-07</meta:user-defined>
    <meta:document-statistic meta:table-count="2" meta:image-count="0" meta:object-count="0" meta:page-count="5" meta:paragraph-count="114" meta:word-count="913" meta:character-count="5410"/>
  </office:meta>
</office:document-meta>
</file>